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25-02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24-01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23-01-1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22-02-1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20-01-2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9-02-0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7-12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7-01-25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6-01-05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4-12-0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3-12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3-01-1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2-01-0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1-01-05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10-01-20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9-01-1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8-01-2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7-02-06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6-01-1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5-02-0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4-02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3-01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2001-02-1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8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24095024301</text:p>
          </table:table-cell>
          <table:table-cell office:value-type="string" calcext:value-type="string">
            <text:p>196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